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ce1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Robotique :</text:p>
      <text:p text:style-name="Standard"/>
      <text:p text:style-name="Standard">La robotique commence à ce diversifier dans tous les domaines que ce soit dans les industries, le social, la médecine, etc... </text:p>
      <text:p text:style-name="Standard"/>
      <text:p text:style-name="Standard">Industries : La robotique industriel n'est pas nouvelle mais on peux dire que l'on peux quasiment tout crée (par exemple des robots de peinture,d'assemblage,de soudage,etc... Les robots sont déjà bien implanté dans le domaine de l'industrie de part son grande efficacité.</text:p>
      <text:p text:style-name="Standard"/>
      <text:p text:style-name="Standard">Social : Il existe des robots qui sont programmés pour tenir compagnie aux personnes, on peux prendre l'exemple de <text:s/>Zora (un robot pour les maisons de retraites). Son but est de donner des cours d'exercice physique, lire des contes ou les informations, organiser des <text:span text:style-name="T1">quizz</text:span>, servir de partenaire de discussion. Source :<text:a xlink:type="simple" xlink:href="https://www.lexpress.fr/actualite/zora-un-robot-pour-les-maisons-de-retraites_2060208.html" text:style-name="Internet_20_link" text:visited-style-name="Visited_20_Internet_20_Link">https://www.lexpress.fr/actualite/zora-un-robot-pour-les-maisons-de-retraites_2060208.html</text:a> <text:s/></text:p>
      <text:p text:style-name="Standard"><text:s/></text:p>
      <text:p text:style-name="Standard">médecine : L'un des sujets actuels de la médecine robotique est l'exosquelette, en effet cet invention pourrait permettre aux paraplégiques une autre alternative aux fauteuils roulants et leurs permettraient <text:s/>(voir le site pour la prochaine fois : <text:a xlink:type="simple" xlink:href="https://www.generation-nt.com/proposition-https-www-francetvinfo-fr-sante-decouverte-scientifique-grenoble-exosquelette-revolutionnaire-permis-tetraplegique-remarcher-3644043-html-actualite-1969221.html" text:style-name="Internet_20_link" text:visited-style-name="Visited_20_Internet_20_Link">https://www.generation-nt.com/proposition-https-www-francetvinfo-fr-sante-decouverte-scientifique-grenoble-exosquelette-revolutionnaire-permis-tetraplegique-remarcher-3644043-html-actualite-1969221.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1:21:27.05</meta:creation-date>
    <dc:date>2019-11-05T14:29:03.323000000</dc:date>
    <meta:editing-duration>PT9M46S</meta:editing-duration>
    <meta:editing-cycles>2</meta:editing-cycles>
    <meta:generator>LibreOffice/6.0.7.3$Windows_X86_64 LibreOffice_project/dc89aa7a9eabfd848af146d5086077aeed2ae4a5</meta:generator>
    <meta:document-statistic meta:table-count="0" meta:image-count="0" meta:object-count="0" meta:page-count="1" meta:paragraph-count="6" meta:word-count="156" meta:character-count="1274" meta:non-whitespace-character-count="1117"/>
  </office:meta>
</office:document-meta>
</file>